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normal" officeooo:paragraph-rsid="00069d39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text-properties style:font-name="Arial" fo:font-size="10pt" fo:font-style="normal" style:text-underline-style="none" fo:font-weight="normal" officeooo:paragraph-rsid="00069d39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style="normal" style:text-underline-style="solid" style:text-underline-width="auto" style:text-underline-color="font-color" fo:font-weight="bold" officeooo:paragraph-rsid="00069d39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Standard">
      <style:text-properties style:font-name="Arial" fo:font-size="10pt" fo:font-style="normal" style:text-underline-style="solid" style:text-underline-width="auto" style:text-underline-color="font-color" fo:font-weight="bold" officeooo:paragraph-rsid="00069d39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Standard">
      <style:text-properties fo:font-size="11pt" fo:font-style="normal" style:text-underline-style="solid" style:text-underline-width="auto" style:text-underline-color="font-color" fo:font-weight="bold" officeooo:paragraph-rsid="00069d39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text-properties fo:font-size="15pt" fo:font-style="normal" style:text-underline-style="none" fo:font-weight="bold" officeooo:paragraph-rsid="00069d39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break-before="page"/>
      <style:text-properties fo:font-size="11pt" fo:font-style="normal" style:text-underline-style="solid" style:text-underline-width="auto" style:text-underline-color="font-color" fo:font-weight="bold" officeooo:paragraph-rsid="00069d39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officeooo:rsid="00069d39"/>
    </style:style>
    <style:style style:name="T2" style:family="text">
      <style:text-properties style:text-underline-style="none" officeooo:rsid="00069d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imitives Verlangen herrscht</text:p>
      <text:p text:style-name="P6"><text:span text:style-name="T1">TRIGGERWARNING SEXUALISIERTE GEWALT</text:span></text:p>
      <text:p text:style-name="P5"/>
      <text:p text:style-name="P5">Strophe</text:p>
      <text:p text:style-name="P2">G:| 0 - 0 - 4 - 2 - |</text:p>
      <text:p text:style-name="P2">D:| 2 - 0 - <text:s/>- - - <text:s/>- |</text:p>
      <text:p text:style-name="P2">A:| <text:s/>- - - <text:s/>- 2 - 3 - |</text:p>
      <text:p text:style-name="P2"/>
      <text:p text:style-name="P4">Refrain </text:p>
      <text:p text:style-name="P2">E:| 7 – 7 – 3 – 5 - 7 – 7 – 7____ |</text:p>
      <text:p text:style-name="P2">H:| 8 – 8 – 3 – 3 - 8 – 8 – 5____ |</text:p>
      <text:p text:style-name="P2">G:| 9 – 7 – 4 – 5 - 9 – 7 – 5____ |</text:p>
      <text:p text:style-name="P2"/>
      <text:p text:style-name="P3">Outro </text:p>
      <text:p text:style-name="P1">G:| 9 – 7 - <text:s/>- <text:s/>- 5 - 9 – 7 – 4____ | <text:s/>9 – 7 - <text:s/>- <text:s/>- 5 - 9 – 7 – 4 - - - - - - - |</text:p>
      <text:p text:style-name="P1">D:| 7 – 5 – 5 – 5 - 7 – 5 – 2____ | <text:s/>7 – 5 – 5 – 5 - 7 – 5 – 2 – 4 – 2 - |</text:p>
      <text:p text:style-name="P1">A:| 7 – 5 – 5 – 3 - 7 – 5 – 2____ | <text:s/>7 – 5 – 5 – 3 - 7 – 5 – 2 – 4 – 2 - |<text:line-break/>E:| <text:s/>- - <text:s/>- - <text:s/>3 <text:s/>- <text:s/>- - - - - - - - - - - - -| <text:s text:c="2"/>- - <text:s/>- - <text:s/>3 <text:s/>- <text:s/>- - - - - - - - - - 2 – 0 - |</text:p>
      <text:p text:style-name="P1"/>
      <text:p text:style-name="P1"/>
      <text:p text:style-name="P1">Strophe <text:line-break/>Du lagst nur da voll angst was noch passiert<text:line-break/>gebrochen etwas ausgelöscht, was mal zu dir gehört<text:line-break/>und was niemals wiederkehrt<text:line-break/><text:tab/><text:tab/><text:tab/>unversehrt</text:p>
      <text:p text:style-name="P1">warte bis es vorbei ist oder du einfach verschwindest, </text:p>
      <text:p text:style-name="P1">oder dass du jemals deinen seelenfrieden findest</text:p>
      <text:p text:style-name="P1">dass du mich kriegst und nur mich </text:p>
      <text:p text:style-name="P1">und mich genauso brichst, wie ich dich</text:p>
      <text:p text:style-name="P1"><text:line-break/><text:line-break/>Refrain<text:line-break/>Wie meine Gier dich auffraß mein Verlangen dich verschlang<text:line-break/>dass du es nicht wolltest war mir eigentlich klar<text:line-break/>wie ich dich auslöschte wie ich stück für stück vergaß<text:line-break/>wer ich eigentlich mal war<text:line-break/><text:line-break/>Strophe<text:line-break/>Es war so viel zu einfach dass verboten gehört<text:line-break/>ich hab dich grade mal nen Tag observiert</text:p>
      <text:p text:style-name="P1">du hast eine familie, doch das hat mich nicht gestört,</text:p>
      <text:p text:style-name="P1"><text:s/>so hab ich dich entführt.... <text:tab/>du lagst nur</text:p>
      <text:p text:style-name="P1">da, voll angst was passiert, </text:p>
      <text:p text:style-name="P1">ich habe dir genommen, was mal zu dir gehört</text:p>
      <text:p text:style-name="P1">du wolltest es wenn an der zeit wohl an jemand verschenken, </text:p>
      <text:p text:style-name="P1">den du vielleicht liebst, doch daran willst du nie wieder denken </text:p>
      <text:p text:style-name="P1"/>
      <text:p text:style-name="P1">Refrain </text:p>
      <text:p text:style-name="P1">Wie meine Gier dich auffraß mein Verlangen dich verschlang<text:line-break/>dass du es nicht wolltest war mir eigentlich klar<text:line-break/>wie ich dich auslöschte wie ich stück für stück vergaß<text:line-break/>wer ich eigentlich mal war</text:p>
      <text:p text:style-name="P1"><text:s/></text:p>
      <text:p text:style-name="P1">Outro</text:p>
      <text:p text:style-name="P1">Ich bin ein Egoist, doch das ist dir jetzt egal, </text:p>
      <text:p text:style-name="P1">dass das Leben schlecht ist wird dir grauenvoll klar</text:p>
      <text:p text:style-name="P1">dein ganzes Leben, Liebe, die Welt schmeckt plötzlich schal</text:p>
      <text:p text:style-name="P1">weil ich einmal zu oft ein Mann war</text:p>
      <text:p text:style-name="P1">manchmal lieg ich wach im Bett ein schrei weckt mich auf </text:p>
      <text:p text:style-name="P1">ob dein Leben wohl weitergeht</text:p>
      <text:p text:style-name="P1">niemals wieder, niemals wieder, nehm ich sowas in kauf</text:p>
      <text:p text:style-name="P1">doch meine Reue kommt wie immer eine ganze Nacht zu spät. 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xymoronist </meta:initial-creator>
    <meta:creation-date>2016-02-26T12:09:09.748908147</meta:creation-date>
    <dc:date>2016-02-26T12:10:08.417580556</dc:date>
    <dc:creator>oxymoronist </dc:creator>
    <meta:editing-duration>PT58S</meta:editing-duration>
    <meta:editing-cycles>1</meta:editing-cycles>
    <meta:document-statistic meta:table-count="0" meta:image-count="0" meta:object-count="0" meta:page-count="1" meta:paragraph-count="38" meta:word-count="449" meta:character-count="2095" meta:non-whitespace-character-count="1593"/>
    <meta:generator>LibreOffice/4.3.3.2$Linux_X86_64 LibreOffice_project/430m0$Build-2</meta:generator>
  </office:meta>
</office:document-meta>
</file>